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/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0.77mm"/>
    </style:style>
    <style:style style:name="co2" style:family="table-column">
      <style:table-column-properties fo:break-before="auto" style:column-width="114.56mm"/>
    </style:style>
    <style:style style:name="co3" style:family="table-column">
      <style:table-column-properties fo:break-before="auto" style:column-width="21.96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12.44mm"/>
    </style:style>
    <style:style style:name="co7" style:family="table-column">
      <style:table-column-properties fo:break-before="auto" style:column-width="44.71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42.6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28.84mm"/>
    </style:style>
    <style:style style:name="co12" style:family="table-column">
      <style:table-column-properties fo:break-before="auto" style:column-width="5.56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88.37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1.75mm"/>
    </style:style>
    <style:style style:name="co17" style:family="table-column">
      <style:table-column-properties fo:break-before="auto" style:column-width="48.42mm"/>
    </style:style>
    <style:style style:name="co18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Arial" style:font-name-asian="Arial" style:font-name-complex="Arial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style:font-name="ARIAL1" fo:font-weight="bold" style:font-name-asian="ARIAL1" style:font-weight-asian="bold" style:font-name-complex="ARIAL1" style:font-weight-complex="bold"/>
    </style:style>
    <style:style style:name="ce16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Arial" style:font-name-asian="Arial" style:font-name-complex="Arial"/>
    </style:style>
    <style:style style:name="ce18" style:family="table-cell" style:parent-style-name="Excel_20_Built-in_20_Normal" style:data-style-name="N10000">
      <style:table-cell-properties fo:background-color="#72bf44" style:cell-protect="protected" style:print-content="true" fo:wrap-option="wrap" style:vertical-align="automatic"/>
      <style:text-properties style:font-name="Arial" style:font-name-asian="Arial" style:font-name-complex="Arial"/>
    </style:style>
    <style:style style:name="ce8" style:family="table-cell" style:parent-style-name="Excel_20_Built-in_20_Normal" style:data-style-name="N10000">
      <style:table-cell-properties style:cell-protect="protected" style:print-content="true" fo:background-color="transparent" fo:wrap-option="wrap" style:vertical-align="automatic"/>
      <style:text-properties style:font-name="Arial" fo:font-style="italic" style:font-name-asian="Arial" style:font-style-asian="italic" style:font-name-complex="Arial" style:font-style-complex="italic"/>
    </style:style>
    <style:style style:name="ce9" style:family="table-cell" style:parent-style-name="Default" style:data-style-name="N0">
      <style:table-cell-properties fo:wrap-option="wrap" style:vertical-align="to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wrap-option="wrap" style:vertical-align="top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11" style:family="table-cell" style:parent-style-name="Default" style:data-style-name="N84">
      <style:table-cell-properties fo:wrap-option="wrap" style:vertical-align="top"/>
      <style:text-properties style:font-name="Arial" style:font-name-asian="Arial" style:font-name-complex="Arial"/>
    </style:style>
    <style:style style:name="ce12" style:family="table-cell" style:parent-style-name="Default" style:data-style-name="N10000"/>
    <style:style style:name="ce13" style:family="table-cell" style:parent-style-name="Default" style:data-style-name="N36"/>
    <style:style style:name="ce14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RBD_zaliczenie" table:style-name="ta1">
        <table:table-column table:style-name="co1" table:default-cell-style-name="ce16"/>
        <table:table-column table:style-name="co2" table:default-cell-style-name="ce9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visibility="collapse" table:default-cell-style-name="ce16"/>
        <table:table-column table:style-name="co7" table:default-cell-style-name="ce16"/>
        <table:table-column table:style-name="co6" table:visibility="collapse" table:number-columns-repeated="2" table:default-cell-style-name="ce16"/>
        <table:table-column table:style-name="co8" table:default-cell-style-name="ce16"/>
        <table:table-column table:style-name="co6" table:visibility="collapse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6" table:visibility="collapse" table:default-cell-style-name="ce16"/>
        <table:table-column table:style-name="co12" table:default-cell-style-name="ce16"/>
        <table:table-column table:style-name="co8" table:number-columns-repeated="1007" table:default-cell-style-name="ce16"/>
        <table:table-column table:style-name="co13" table:default-cell-style-name="ce16"/>
        <table:table-row table:style-name="ro1">
          <table:table-cell table:style-name="ce2"/>
          <table:table-cell table:style-name="ce7"/>
          <table:table-cell table:style-name="ce2"/>
          <table:table-cell table:number-columns-repeated="1021"/>
        </table:table-row>
        <table:table-row table:style-name="ro2">
          <table:table-cell table:style-name="ce2"/>
          <table:table-cell table:style-name="ce7"/>
          <table:table-cell table:style-name="ce2" office:value-type="string" calcext:value-type="string">
            <text:p>max pkt</text:p>
          </table:table-cell>
          <table:table-cell office:value-type="string" calcext:value-type="string">
            <text:p>termin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Kolokwium</text:p>
          </table:table-cell>
          <table:table-cell table:style-name="ce7" office:value-type="string" calcext:value-type="string">
            <text:p>Test 10 pytań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style-name="ce2"/>
          <table:table-cell table:number-columns-repeated="1021"/>
        </table:table-row>
        <table:table-row table:style-name="ro3">
          <table:table-cell table:style-name="ce4" office:value-type="string" calcext:value-type="string">
            <text:p>Projekt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2">
          <table:table-cell table:style-name="ce2" office:value-type="string" calcext:value-type="string">
            <text:p>dok, model 15p (1 plijk PDF/DOC na toli@pjwstk.edu.pl)</text:p>
          </table:table-cell>
          <table:table-cell table:style-name="ce7"/>
          <table:table-cell table:style-name="ce2"/>
          <table:table-cell table:style-name="ce13" office:value-type="date" office:date-value="2017-11-26" calcext:value-type="date">
            <text:p>26.11.2017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opis + założeni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diagram erd (m.in. Encje,zaznaczone krotności, atrybuty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model fizyczny (m. in. atrybuty tabel opisane jako typy danych)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ja 13p (2 pliki SQL: tworzenie bazy+zapytania)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krypt tworzący bazę</text:p>
          </table:table-cell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5 tablic nie licząc tablic pośredniczący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</text:p>
          </table:table-cell>
          <table:table-cell table:style-name="ce7" office:value-type="string" calcext:value-type="string">
            <text:p>3 związki wiele-do-wiel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trzeba wypełnić tablice przynajmniej 20 rekordami każda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1 trigg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1 stored procedur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dane muszą być spój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char lub varchar, int, float, bool, date, timesta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8" office:value-type="string" calcext:value-type="string">
            <text:p>jeden podwójny jo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5 zapytań agregujących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est 4 z 5, jeden do dopisania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 upda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1 dele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18" office:value-type="string" calcext:value-type="string">
            <text:p>1 inser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zapytanie sprawdzające spójność danych w tablica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dpowiedzi na pytania:</text:p>
          </table:table-cell>
          <table:table-cell table:style-name="ce7"/>
          <table:table-cell table:style-name="ce2"/>
          <table:table-cell table:number-columns-repeated="1021"/>
        </table:table-row>
        <table:table-row table:style-name="ro5">
          <table:table-cell office:value-type="string" calcext:value-type="string">
            <text:p><text:s/>- 3 zapytania np join, jakieś agragaty, update/insert/delete</text:p>
          </table:table-cell>
          <table:table-cell table:style-name="ce7" office:value-type="string" calcext:value-type="string">
            <text:p><text:s text:c="2"/>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7"/>
          <table:table-cell table:style-name="ce2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s text:c="66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A</text:p>
          </table:table-cell>
          <table:table-cell/>
          <table:table-cell table:style-name="ce12" table:formula="of:=SUM([.C3:.C30])" office:value-type="float" office:value="50" calcext:value-type="float">
            <text:p>5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/>
          <table:table-cell table:style-name="ce10"/>
          <table:table-cell table:number-columns-repeated="1022"/>
        </table:table-row>
        <table:table-row table:style-name="ro1" table:number-rows-repeated="5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3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 table:number-rows-repeated="4">
          <table:table-cell table:number-columns-repeated="2"/>
          <table:table-cell table:style-name="ce11"/>
          <table:table-cell table:number-columns-repeated="1021"/>
        </table:table-row>
        <table:table-row table:style-name="ro3" table:number-rows-repeated="3">
          <table:table-cell table:number-columns-repeated="2"/>
          <table:table-cell table:style-name="ce11"/>
          <table:table-cell table:style-name="ce14"/>
          <table:table-cell table:number-columns-repeated="1020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kty" table:style-name="ta2">
        <table:table-column table:style-name="co14" table:default-cell-style-name="ce16"/>
        <table:table-column table:style-name="co13" table:default-cell-style-name="ce16"/>
        <table:table-column table:style-name="co15" table:default-cell-style-name="ce16"/>
        <table:table-column table:style-name="co13" table:number-columns-repeated="2" table:default-cell-style-name="ce16"/>
        <table:table-column table:style-name="co16" table:default-cell-style-name="ce16"/>
        <table:table-column table:style-name="co13" table:number-columns-repeated="2" table:default-cell-style-name="ce16"/>
        <table:table-column table:style-name="co17" table:default-cell-style-name="ce16"/>
        <table:table-column table:style-name="co13" table:number-columns-repeated="1015" table:default-cell-style-name="ce16"/>
        <table:table-row table:style-name="ro1">
          <table:table-cell office:value-type="string" calcext:value-type="string">
            <text:p>Tematy projektów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 lotnisk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 szkoła język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. firma udzielająca pożyczek gotówkowy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 księgarnia internetow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 komis samochod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 sklep komputerow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 serwis aukcyj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 szpi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 biuro maklersk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 zo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 cmentar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 firma kuriers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 biblioteka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eny" table:style-name="ta3">
        <table:table-column table:style-name="co8" table:number-columns-repeated="2" table:default-cell-style-name="ce16"/>
        <table:table-column table:style-name="co13" table:number-columns-repeated="1022" table:default-cell-style-name="ce16"/>
        <table:table-row table:style-name="ro1">
          <table:table-cell office:value-type="string" calcext:value-type="string">
            <text:p>pkt</text:p>
          </table:table-cell>
          <table:table-cell office:value-type="string" calcext:value-type="string">
            <text:p>oce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2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25;29&gt;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30;34&gt;</text:p>
          </table:table-cell>
          <table:table-cell office:value-type="float" office:value="3.5" calcext:value-type="float">
            <text:p>3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35;39&gt;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40;44&gt;</text:p>
          </table:table-cell>
          <table:table-cell office:value-type="float" office:value="4.5" calcext:value-type="float">
            <text:p>4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gt;=45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4">
        <table:table-column table:style-name="co18" table:default-cell-style-name="ce16"/>
        <table:table-column table:style-name="co13" table:number-columns-repeated="1023" table:default-cell-style-name="ce1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/>
    <style:font-face style:name="Czcionka tekstu podstawowego" svg:font-family="'Czcionka tekstu podstawoweg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currency-style style:name="N10109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0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09P0"/>
    </number:currency-style>
    <number:currency-style style:name="N10108" number:language="pl" number:country="PL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top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9">
      <style:table-cell-properties fo:background-color="transparent" style:vertical-align="top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top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zcionka tekstu podstawowego" fo:font-family="'Czcionka tekstu podstawowego'" style:font-name-asian="Czcionka tekstu podstawowego" style:font-family-asian="'Czcionka tekstu podstawowego'" style:font-name-complex="Czcionka tekstu podstawowego" style:font-family-complex="'Czcionka tekstu podstawowego'"/>
    </style:style>
    <style:style style:name="Normalny_20_2" style:display-name="Normalny 2" style:family="table-cell" style:parent-style-name="Default" style:data-style-name="N10000">
      <style:table-cell-properties fo:background-color="transparent" style:vertical-align="top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7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5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22:59:48.49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 LibreOffice_project/2524958677847fb3bb44820e40380acbe820f960</meta:generator>
    <meta:initial-creator>TOLI</meta:initial-creator>
    <meta:creation-date>2014-09-27T20:21:45Z</meta:creation-date>
    <dc:date>2018-01-12T23:28:51.366000000</dc:date>
    <meta:print-date>2014-09-27T20:58:34Z</meta:print-date>
    <meta:editing-cycles>103</meta:editing-cycles>
    <meta:editing-duration>PT2H34M25S</meta:editing-duration>
    <meta:document-statistic meta:table-count="4" meta:cell-count="81" meta:object-count="0"/>
  </office:meta>
</office:document-meta>
</file>